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cTopicsReader.readQueries( Buffered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recTopicsReader.read( BufferedReader reader , String prefix , StringBuffer sb , boolean collectMatchLine , boolean collectA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ecTopicsReader.TrecTopics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